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4-07-2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4-07-2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4-04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3-10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3-07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3-04-2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3-04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2-11-0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1-11-04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1-06-1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1-06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0-11-0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0-07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20-06-0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9-10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9-07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8-10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8-07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8-04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7-10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7-07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6-10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6-07-1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6-04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5-10-1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5-07-1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5-05-0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4-10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4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4-04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3-10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3-07-1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3-04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2-10-1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2-07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2-04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2</text:p>
          </table:table-cell>
          <table:table-cell office:value-type="string" calcext:value-type="string">
            <text:p>MW-501A, Jay, ME</text:p>
          </table:table-cell>
          <table:table-cell office:value-type="string" calcext:value-type="string">
            <text:p>201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